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α</text:p>
          </table:table-cell>
          <table:table-cell table:style-name="ce7" office:value-type="string" calcext:value-type="string">
            <text:p>Time resolve [day]</text:p>
          </table:table-cell>
          <table:table-cell/>
        </table:table-row>
        <table:table-row table:style-name="ro1">
          <table:table-cell office:value-type="string" calcext:value-type="string">
            <text:p>Dev 1</text:p>
          </table:table-cell>
          <table:table-cell office:value-type="string" calcext:value-type="string">
            <text:p>Issue 1</text:p>
          </table:table-cell>
          <table:table-cell table:style-name="ce2" office:value-type="float" office:value="0.012" calcext:value-type="float">
            <text:p>0,01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2</text:p>
          </table:table-cell>
          <table:table-cell table:style-name="ce2" office:value-type="float" office:value="0.24" calcext:value-type="float">
            <text:p>0,24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 2</text:p>
          </table:table-cell>
          <table:table-cell office:value-type="string" calcext:value-type="string">
            <text:p>Issue 3</text:p>
          </table:table-cell>
          <table:table-cell table:style-name="ce2" office:value-type="float" office:value="0.43" calcext:value-type="float">
            <text:p>0,43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4</text:p>
          </table:table-cell>
          <table:table-cell table:style-name="ce2" office:value-type="float" office:value="0.039" calcext:value-type="float">
            <text:p>0,039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v 3</text:p>
          </table:table-cell>
          <table:table-cell office:value-type="string" calcext:value-type="string">
            <text:p>Issue 6</text:p>
          </table:table-cell>
          <table:table-cell table:style-name="ce2" office:value-type="float" office:value="0.0422" calcext:value-type="float">
            <text:p>0,042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Table 1. Developers and their issues</text:p>
          </table:table-cell>
          <table:covered-table-cell table:style-name="Default"/>
          <table:covered-table-cell table:number-columns-repeated="2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timated time [day]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ev 1</text:p>
          </table:table-cell>
          <table:table-cell table:style-name="ce6" table:formula="of:=([.C2]*[.D2]+[.C3]*[.D3])/SUM([.C2:.C3])" office:value-type="float" office:value="3.9047619047619" calcext:value-type="float">
            <text:p>3,9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ev 2</text:p>
          </table:table-cell>
          <table:table-cell table:style-name="ce6" table:formula="of:=([.C4]*[.D4]+[.C5]*[.D5])/SUM([.C4:.C5])" office:value-type="float" office:value="3.33262260127932" calcext:value-type="float">
            <text:p>3,3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ev 3</text:p>
          </table:table-cell>
          <table:table-cell table:style-name="ce6" table:formula="of:=[.D6]" office:value-type="float" office:value="2" calcext:value-type="float">
            <text:p>2,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Table 2. Estimated times for fixing new issue</text:p>
          </table:table-cell>
          <table:covered-table-cell table:style-name="Default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06:47:23.22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6:48:23.740534799</meta:creation-date>
    <dc:date>2016-11-23T09:20:19.076000000</dc:date>
    <meta:editing-duration>PT2H42M31S</meta:editing-duration>
    <meta:editing-cycles>7</meta:editing-cycles>
    <meta:generator>LibreOffice/5.2.3.3$Windows_X86_64 LibreOffice_project/d54a8868f08a7b39642414cf2c8ef2f228f780cf</meta:generator>
    <meta:document-statistic meta:table-count="1" meta:cell-count="32" meta:object-count="0"/>
  </office:meta>
</office:document-meta>
</file>